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 ORAL :</text:p>
      <text:p text:style-name="P2"/>
      <text:p text:style-name="P1">Introduction :<text:span text:style-name="T2"> (1 min)</text:span></text:p>
      <text:p text:style-name="P3">Optimalité : choix contraintes hasards.</text:p>
      <text:p text:style-name="P3"/>
      <text:p text:style-name="P3">Rendu graphique sur ordinateur en temps réel.</text:p>
      <text:p text:style-name="P3"/>
      <text:p text:style-name="P3">Choix des algorithmes : rastérisation</text:p>
      <text:p text:style-name="P3">Contraintes : machines, mémoires limités, choisir le format dans lequel sera stocké les données</text:p>
      <text:p text:style-name="P3">hasards : perlin noise</text:p>
      <text:p text:style-name="P3"/>
      <text:p text:style-name="P1">Rastérisation :<text:span text:style-name="T2"> (2min) (3min)</text:span></text:p>
      <text:p text:style-name="P3">Espace géometrique : R-espace vectoriel de dimension 3</text:p>
      <text:p text:style-name="P3"/>
      <text:p text:style-name="P1">Eclairage : Raytracing vs Phong lighting model :<text:span text:style-name="T2"> (3min) (6min)</text:span></text:p>
      <text:p text:style-name="P3"><text:tab/>Approximation grossière de l'intensité lumineuse (rapide)</text:p>
      <text:p text:style-name="P3"><text:tab/>Comparaison avec ray tracing</text:p>
      <text:p text:style-name="P3"/>
      <text:p text:style-name="P1">Heightmaps, dessinés des surfaces :</text:p>
      <text:p text:style-name="P1"/>
      <text:p text:style-name="P3"><text:tab/><text:span text:style-name="T1">Def :</text:span> (30 sec) (7min)</text:p>
      <text:p text:style-name="P3"><text:tab/><text:tab/>Champs vectoriels à 2 paramètres (x, z)</text:p>
      <text:p text:style-name="P3"><text:tab/><text:tab/>h(x, z) = y</text:p>
      <text:p text:style-name="P3"/>
      <text:p text:style-name="P3"><text:tab/><text:tab/>Points discrets sur-élevés</text:p>
      <text:p text:style-name="P1"/>
      <text:p text:style-name="P1"><text:span text:style-name="T2"><text:tab/></text:span>Calcul des normals :<text:span text:style-name="T2"> (1min) (8min)</text:span></text:p>
      <text:p text:style-name="P3"><text:tab/><text:tab/>F(x, y, z) = h(x, z) - y = 0</text:p>
      <text:p text:style-name="P3"><text:tab/><text:tab/>grad(F(x, y, z)) = (dh/dx, -1, dh/dz);</text:p>
      <text:p text:style-name="P3"/>
      <text:p text:style-name="P3"><text:tab/><text:tab/>dh/dx = (h(x + 1, z) - h(x - 1, z)) / 2.0f</text:p>
      <text:p text:style-name="P3"><text:tab/><text:tab/>dh/dz = (h(x, z + 1) - h(x, z - 1)) / 2.0f</text:p>
      <text:p text:style-name="P3"/>
      <text:p text:style-name="P3"><text:tab/><text:span text:style-name="T1">Usage mémoire :</text:span> (1 min) (9min)</text:p>
      <text:p text:style-name="P3"><text:tab/><text:tab/>n = nombre de point sur la largeur de la heightmap</text:p>
      <text:p text:style-name="P3"><text:tab/><text:tab/>T = 2 * (n - 1) * (n – 1) = nombre de triangle par heightmap</text:p>
      <text:p text:style-name="P3"><text:tab/><text:tab/>N = 6 * (n - 1) * (n – 1) = nombre de vecteurs par heightmaps (3 par triangles)</text:p>
      <text:p text:style-name="P3"><text:tab/><text:tab/>V = (x, y, z, c, nx, ny, nz)</text:p>
      <text:p text:style-name="P3"/>
      <text:p text:style-name="P3"><text:tab/><text:tab/>variable « uniforme » : matrice de transformation, de projections = 32 floats (négligé devant les vecteurs des heightmaps par la suite)</text:p>
      <text:p text:style-name="P3"/>
      <text:p text:style-name="P3"><text:tab/><text:span text:style-name="T1">Optimisation </text:span>: (2min) (11min)</text:p>
      <text:p text:style-name="P3"><text:tab/><text:tab/>Separe en plusieurs petites heightmaps (d'incide (x, y) negligeable aussi)</text:p>
      <text:p text:style-name="P3"><text:tab/><text:tab/>Table de hashage indexé par (x, y) =&gt; heightmap</text:p>
      <text:p text:style-name="P3"><text:tab/><text:tab/>Transformation :</text:p>
      <text:p text:style-name="P3"><text:tab/><text:tab/><text:tab/>Matrice de translation, maillage de heightmaps</text:p>
      <text:p text:style-name="P3"><text:tab/><text:tab/>V = (y, c, nx, nz)</text:p>
      <text:p text:style-name="P3"/>
      <text:p text:style-name="P3"><text:tab/><text:span text:style-name="T1">Complexité temporelle :</text:span> (1min) (13min)</text:p>
      <text:p text:style-name="P3"><text:tab/><text:tab/>temps de dessin d'une heightmap avec OpenGL</text:p>
      <text:p text:style-name="P3"><text:tab/><text:span text:style-name="T1">Optimisation </text:span>: (2min)(15min)</text:p>
      <text:p text:style-name="P3"><text:soft-page-break/><text:tab/><text:tab/></text:p>
      <text:p text:style-name="P3"><text:tab/><text:tab/>buffer : draw instancely ?</text:p>
      <text:p text:style-name="P3"><text:tab/><text:span text:style-name="T1">A partir d'image (bmp)</text:span></text:p>
      <text:p text:style-name="P3"><text:tab/><text:tab/>1 pixel = 1 vecteur</text:p>
      <text:p text:style-name="P1"/>
      <text:p text:style-name="P3"><text:tab/><text:span text:style-name="T1">A partir de fonctions de bruits cohérents</text:span></text:p>
      <text:p text:style-name="P3"><text:tab/><text:tab/>bruit de perlin. 1D (y = f(x) cf main qui tremble)</text:p>
      <text:p text:style-name="P3"><text:tab/><text:tab/>2d : z = f(x, y) </text:p>
      <text:p text:style-name="P3"><text:tab/><text:tab/>3d : p = f(x, y, z) simuler des chemins de taupes / fourmilières</text:p>
      <text:p text:style-name="P3"/>
      <text:p text:style-name="P3"><text:tab/><text:tab/>=&gt; bruit 2D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tab/></text:p>
      <text:p text:style-name="P3">Un objet numérique contient <text:s/>une liste de vecteurs, où chaque vecteur contient les informations d'un point de l'objet. Une position (x, y, z), une couleur (r, g, b, a), un vecteur normal (nx, ny, nz), une masse (m)... ou tout autres paramètres utiles au rendu.</text:p>
      <text:p text:style-name="P3">Ces vecteurs sont indicés afin de former le maillage triangulaire de la scène.</text:p>
      <text:p text:style-name="P3"/>
      <text:p text:style-name="Standard"><text:span text:style-name="T3">Une scène se représente sous forme d'objets.</text:span>enveloppes convexes </text:p>
      <text:p text:style-name="P3"/>
      <text:p text:style-name="P3">La rastérisation consiste à transformer une scène virtuelle à 3 dimensions en une image à 2 dimensions (fait à partir de pixels, qui sera physiquement affiché à l'écran)</text:p>
      <text:p text:style-name="P3"/>
      <text:p text:style-name="P3">Lors de ce procédé, une première étape consiste à faire un changementd e base sur tous les vecteurs : ils passent de leur referentiel propre au referentiel de la scène.exécution parallèle sur carte graphique, des transformations via des applications matricielles (rotations, translations, mises à l'échelle) [2. section «Transformation Model to World »]</text:p>
      <text:p text:style-name="P3"/>
      <text:p text:style-name="P3">La 2ème étape consiste ensuite à faire une projection des vecteurs de l'espace sur l'écran.</text:p>
      <text:p text:style-name="P3"/>
      <text:p text:style-name="P3">La derniere étape : dessines les triangles sur l'image final</text:p>
      <text:p text:style-name="P3"/>
      <text:p text:style-name="P3">Les 2 premières étapes sont parralélis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in PEREIRA</meta:initial-creator>
    <meta:creation-date>2017-05-25T19:08:38.49</meta:creation-date>
    <dc:date>2017-05-27T16:49:51.36</dc:date>
    <dc:creator>Romain PEREIRA</dc:creator>
    <meta:editing-duration>PT6H20M29S</meta:editing-duration>
    <meta:editing-cycles>61</meta:editing-cycles>
    <meta:generator>OpenOffice/4.1.3$Win32 OpenOffice.org_project/413m1$Build-9783</meta:generator>
    <meta:document-statistic meta:table-count="0" meta:image-count="0" meta:object-count="0" meta:page-count="3" meta:paragraph-count="55" meta:word-count="516" meta:character-count="2972"/>
  </office:meta>
</office:document-meta>
</file>